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gr2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05cm" fo:padding-bottom="0.05cm" fo:padding-left="0.05cm" fo:padding-right="0.0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9cm" fo:min-width="5.01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73cm" fo:min-width="7.13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2cm" fo:min-width="4.16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9cm" fo:min-width="6.4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5.7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cm" fo:min-width="4.364cm"/>
    </style:style>
    <style:style style:name="gr9" style:family="graphic" style:parent-style-name="standard">
      <style:graphic-properties draw:ole-draw-aspect="1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5.953cm" svg:height="4.029cm" svg:x="9.973cm" svg:y="5.419cm">
          <text:p/>
        </draw:rect>
        <draw:line draw:style-name="gr2" draw:text-style-name="P1" draw:layer="layout" svg:x1="6.205cm" svg:y1="7.504cm" svg:x2="9.873cm" svg:y2="7.504cm">
          <text:p/>
        </draw:line>
        <draw:line draw:style-name="gr2" draw:text-style-name="P1" draw:layer="layout" svg:x1="16.005cm" svg:y1="7.404cm" svg:x2="19.673cm" svg:y2="7.404cm">
          <text:p/>
        </draw:line>
        <draw:frame draw:style-name="gr3" draw:layer="layout" svg:width="5.019cm" svg:height="2.049cm" svg:x="0.635cm" svg:y="6.648cm">
          <draw:text-box>
            <text:p text:style-name="P2">Source code</text:p>
            <text:p text:style-name="P2">badly indented</text:p>
          </draw:text-box>
        </draw:frame>
        <draw:frame draw:style-name="gr4" draw:layer="layout" svg:width="7.139cm" svg:height="3.073cm" svg:x="0.4cm" svg:y="13.759cm">
          <draw:text-box>
            <text:p text:style-name="P2">Source code</text:p>
            <text:p text:style-name="P2">indented according</text:p>
            <text:p text:style-name="P2">to the rules</text:p>
          </draw:text-box>
        </draw:frame>
        <draw:frame draw:style-name="gr5" draw:text-style-name="P2" draw:layer="layout" svg:width="4.168cm" svg:height="1.242cm" svg:x="10.862cm" svg:y="6.775cm">
          <draw:text-box>
            <text:p text:style-name="P2">Unpiggyfy</text:p>
          </draw:text-box>
        </draw:frame>
        <draw:frame draw:style-name="gr6" draw:layer="layout" svg:width="6.42cm" svg:height="2.049cm" svg:x="9.981cm" svg:y="1.063cm">
          <draw:text-box>
            <text:p text:style-name="P2">Indentation rules +</text:p>
            <text:p text:style-name="P2">language parser</text:p>
          </draw:text-box>
        </draw:frame>
        <draw:line draw:style-name="gr2" draw:text-style-name="P1" draw:layer="layout" svg:x1="12.951cm" svg:y1="2.971cm" svg:x2="12.951cm" svg:y2="5.384cm">
          <text:p/>
        </draw:line>
        <draw:rect draw:style-name="gr1" draw:text-style-name="P1" draw:layer="layout" svg:width="5.953cm" svg:height="4.029cm" svg:x="9.909cm" svg:y="13.487cm">
          <text:p/>
        </draw:rect>
        <draw:line draw:style-name="gr2" draw:text-style-name="P1" draw:layer="layout" svg:x1="7.737cm" svg:y1="15.394cm" svg:x2="9.98cm" svg:y2="15.382cm">
          <text:p/>
        </draw:line>
        <draw:line draw:style-name="gr2" draw:text-style-name="P1" draw:layer="layout" svg:x1="15.934cm" svg:y1="15.473cm" svg:x2="19.602cm" svg:y2="15.473cm">
          <text:p/>
        </draw:line>
        <draw:frame draw:style-name="gr7" draw:layer="layout" svg:width="5.73cm" svg:height="1.025cm" svg:x="19.844cm" svg:y="14.966cm">
          <draw:text-box>
            <text:p text:style-name="P2">Indentation rules</text:p>
          </draw:text-box>
        </draw:frame>
        <draw:frame draw:style-name="gr4" draw:layer="layout" svg:width="7.139cm" svg:height="3.073cm" svg:x="19.85cm" svg:y="6.008cm">
          <draw:text-box>
            <text:p text:style-name="P2">Source code</text:p>
            <text:p text:style-name="P2">indented according</text:p>
            <text:p text:style-name="P2">to the rules</text:p>
          </draw:text-box>
        </draw:frame>
        <draw:frame draw:style-name="gr8" draw:text-style-name="P2" draw:layer="layout" svg:width="5.73cm" svg:height="1.025cm" svg:x="10.16cm" svg:y="9.958cm">
          <draw:text-box>
            <text:p text:style-name="P2">Language parser</text:p>
          </draw:text-box>
        </draw:frame>
        <draw:line draw:style-name="gr2" draw:text-style-name="P1" draw:layer="layout" svg:x1="12.951cm" svg:y1="11.172cm" svg:x2="12.951cm" svg:y2="13.585cm">
          <text:p/>
        </draw:line>
        <draw:frame draw:style-name="gr5" draw:text-style-name="P2" draw:layer="layout" svg:width="4.168cm" svg:height="1.242cm" svg:x="10.862cm" svg:y="14.775cm">
          <draw:text-box>
            <text:p text:style-name="P2">Unpiggyfy</text:p>
          </draw:text-box>
        </draw:frame>
        <draw:frame draw:style-name="gr9" draw:layer="layout" svg:width="8.658cm" svg:height="2.003cm" svg:x="15.354cm" svg:y="11.66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" draw:layer="layout" svg:width="7.605cm" svg:height="1.701cm" svg:x="19.67cm" svg:y="19.224cm">
          <draw:object xlink:href="./Object 3" xlink:type="simple" xlink:show="embed" xlink:actuate="onLoad"/>
          <draw:image xlink:href="./ObjectReplacements/Object 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Bitstream Vera Sans'" style:font-pitch-asian="variable" style:font-size-asian="24pt" style:language-asian="zxx" style:country-asian="none" style:font-family-complex="Tahoma, Lucidasans, 'Lucida Sans', 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creation-date>2004-10-29T12:37:18</meta:creation-date>
    <dc:date>2009-06-12T11:20:14</dc:date>
    <dc:language>en-US</dc:language>
    <meta:editing-cycles>13</meta:editing-cycles>
    <meta:editing-duration>PT01H19M07S</meta:editing-duration>
    <meta:document-statistic meta:object-count="18"/>
    <meta:user-defined meta:name="Info 1"/>
    <meta:user-defined meta:name="Info 2"/>
    <meta:user-defined meta:name="Info 3"/>
    <meta:user-defined meta:name="Info 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Bitstream Vera Sans1" svg:font-family="'Bitstream Vera Sans'" style:font-pitch="variable"/>
    <style:font-face style:name="Tahoma" svg:font-family="Tahoma, KacstBook, Lucidasans, 'Lucida Sans', 'Arial Unicode MS'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itstream Vera Sans1" svg:font-family="'Bitstream Vera Sans'" style:font-pitch="variable"/>
    <style:font-face style:name="Tahoma" svg:font-family="Tahoma, KacstBook, Lucidasans, 'Lucida Sans', 'Arial Unicode MS'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Bitstream Vera Sans" fo:language="en" fo:country="US" style:font-name-asian="Bitstream Vera Sans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12">06/12/2009</text:date>, <text:time>11:20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Bitstream Vera Sans1" svg:font-family="'Bitstream Vera Sans'" style:font-pitch="variable"/>
    <style:font-face style:name="Tahoma" svg:font-family="Tahoma, KacstBook, Lucidasans, 'Lucida Sans', 'Arial Unicode MS'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113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Title</text:p>
          </table:table-cell>
          <table:table-cell office:value-type="string">
            <text:p>Unpiggyfy transfer functions</text:p>
          </table:table-cell>
        </table:table-row>
        <table:table-row table:style-name="ro1">
          <table:table-cell office:value-type="string">
            <text:p>Author</text:p>
          </table:table-cell>
          <table:table-cell office:value-type="string">
            <text:p>Francois BERENGER</text:p>
          </table:table-cell>
        </table:table-row>
        <table:table-row table:style-name="ro1">
          <table:table-cell office:value-type="string">
            <text:p>Date</text:p>
          </table:table-cell>
          <table:table-cell table:style-name="ce1" office:value-type="string">
            <text:p>11/20/2004</text:p>
          </table:table-cell>
        </table:table-row>
        <table:table-row table:style-name="ro1">
          <table:table-cell office:value-type="string">
            <text:p>Version</text:p>
          </table:table-cell>
          <table:table-cell office:value-type="string">
            <text:p>“1.0”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itstream Vera Sans1" svg:font-family="'Bitstream Vera Sans'" style:font-pitch="variable"/>
    <style:font-face style:name="Tahoma" svg:font-family="Tahoma, KacstBook, Lucidasans, 'Lucida Sans', 'Arial Unicode MS'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Bitstream Vera Sans" fo:language="en" fo:country="US" style:font-name-asian="Bitstream Vera Sans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12">06/12/2009</text:date>, <text:time>11:20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